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fb3ab" officeooo:paragraph-rsid="001fb3ab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able_20_Contents" style:list-style-name="L1">
      <style:text-properties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utente </text:span><text:span text:style-name="T3">da amministra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amministratore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3">L'amministratore</text:span><text:span text:style-name="T1"> a</text:span>ccede alla sezione per la <text:span text:style-name="T2">ricerca avanzata.</text:span></text:p>
            <text:p text:style-name="P7"/>
            <text:p text:style-name="P4">2. <text:span text:style-name="T3">L'amministratore</text:span><text:span text:style-name="T1"> <text:s/>i</text:span>nserisce, <text:span text:style-name="T2">anche parzialmente, un valore in uno o più dei campi del modulo:</text:span></text:p>
            <text:list xml:id="list31177339" text:style-name="L1">
              <text:list-item>
                <text:p text:style-name="P15"><text:span text:style-name="T2">Nome </text:span><text:span text:style-name="T3">Iscritto</text:span></text:p>
              </text:list-item>
              <text:list-item>
                <text:p text:style-name="P15"><text:span text:style-name="T2">Cognome </text:span><text:span text:style-name="T3">Iscritto</text:span>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5"><text:span text:style-name="T2">Codice Fiscale </text:span><text:span text:style-name="T3">iscritto</text:span></text:p>
              </text:list-item>
              <text:list-item>
                <text:p text:style-name="P16">Codice Fiscale genitore</text:p>
              </text:list-item>
              <text:list-item>
                <text:p text:style-name="P16">Matricola </text:p>
              </text:list-item>
              <text:list-item>
                <text:p text:style-name="P16">Comune del domicilio</text:p>
              </text:list-item>
              <text:list-item>
                <text:p text:style-name="P16">Via del domicilio</text:p>
              </text:list-item>
              <text:list-item>
                <text:p text:style-name="P16">e/o selezionare la categoria di appartenenza del genitore dalla lista:</text:p>
              </text:list-item>
              <text:list-item>
                <text:p text:style-name="P13">Personale docente e ricercatore</text:p>
              </text:list-item>
            </text:list>
            <text:list xml:id="list31155069" text:style-name="L2">
              <text:list-item>
                <text:p text:style-name="P14">Personale tecnico-amministrativo di ruolo</text:p>
              </text:list-item>
              <text:list-item>
                <text:p text:style-name="P14">Titolar<text:span text:style-name="T3">e</text:span> di assegno di ricerca</text:p>
              </text:list-item>
              <text:list-item>
                <text:p text:style-name="P14">Titolar<text:span text:style-name="T3">e</text:span> di contratto a tempo determinato</text:p>
              </text:list-item>
              <text:list-item>
                <text:p text:style-name="P14">Dottorand<text:span text:style-name="T3">o</text:span></text:p>
              </text:list-item>
              <text:list-item>
                <text:p text:style-name="P14">Titolar<text:span text:style-name="T3">e </text:span>di borsa di studio post Laurea o Post doc</text:p>
              </text:list-item>
            </text:list>
            <text:list xml:id="list31184036" text:continue-list="list31177339" text:style-name="L1">
              <text:list-header>
                <text:p text:style-name="P17"/>
              </text:list-header>
            </text:list>
            <text:p text:style-name="P5"><text:span text:style-name="T3">3.L'amministrator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68705" text:style-name="L3">
              <text:list-item>
                <text:p text:style-name="P11"><text:span text:style-name="T2">I parametri inseriti dall'</text:span><text:span text:style-name="T4">amministra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<text:span text:style-name="T4">amministratore</text:span> deve poter ricercare un <text:span text:style-name="T2">altro </text:span><text:span text:style-name="T5">qualunque </text:span><text:span text:style-name="T2"><text:s/>utente</text:span> <text:span text:style-name="T5">del sistema </text:span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6</meta:editing-cycles>
    <meta:generator>LibreOffice/3.6$Windows_x86 LibreOffice_project/da8c1e6-fd468f4-454e206-f42a4a9-143cfd</meta:generator>
    <dc:date>2012-10-18T11:04:00.83</dc:date>
    <meta:document-statistic meta:table-count="1" meta:image-count="0" meta:object-count="0" meta:page-count="1" meta:paragraph-count="36" meta:word-count="215" meta:character-count="1394" meta:non-whitespace-character-count="1228"/>
  </office:meta>
</office:document-meta>
</file>